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62cm" style:rel-column-width="10766*"/>
    </style:style>
    <style:style style:name="Tabela1.B" style:family="table-column">
      <style:table-column-properties style:column-width="3.23cm" style:rel-column-width="14121*"/>
    </style:style>
    <style:style style:name="Tabela1.C" style:family="table-column">
      <style:table-column-properties style:column-width="9.296cm" style:rel-column-width="40648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7" style:family="paragraph" style:parent-style-name="AssP_5f_Description">
      <style:paragraph-properties fo:margin-top="0cm" fo:margin-bottom="0cm" fo:line-height="100%" fo:text-align="start" style:justify-single-word="false" fo:orphans="2" fo:widows="2" style:snap-to-layout-grid="false" style:writing-mode="lr-tb"/>
    </style:style>
    <style:style style:name="P8" style:family="paragraph" style:parent-style-name="Interface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3" style:family="text"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Label_5f_Ass">Title</text:p>
          </table:table-cell>
          <table:table-cell table:style-name="Tabela1.B1" table:number-columns-spanned="2" office:value-type="string">
            <text:p text:style-name="Ass_5f_Title">IMultMap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Id</text:p>
          </table:table-cell>
          <table:table-cell table:style-name="Tabela1.B1" table:number-columns-spanned="2" office:value-type="string">
            <text:p text:style-name="Ass_5f_Id"><text:span text:style-name="T2">&lt;http://purl.org/dcc/pt.c02foundations.IMultMap&gt;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Author</text:p>
          </table:table-cell>
          <table:table-cell table:style-name="Tabela1.B1" table:number-columns-spanned="2" office:value-type="string">
            <text:p text:style-name="Ass_5f_Author">Mauricio Bertanha</text:p>
            <text:p text:style-name="Ass_5f_Author">Rodrigo Elizeu Gonçalves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Description</text:p>
          </table:table-cell>
          <table:table-cell table:style-name="Tabela1.B1" table:number-columns-spanned="2" office:value-type="string">
            <text:p text:style-name="Ass_5f_Description">Associates a a list of Objects with a key, by creating a hash of lists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Methods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Description">insertValues</text:p>
          </table:table-cell>
          <table:table-cell table:style-name="Tabela1.B1" table:number-columns-spanned="2" office:value-type="string">
            <text:p text:style-name="AssM_5f_Description"/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Name">key </text:p>
          </table:table-cell>
          <table:table-cell table:style-name="Tabela1.B1" office:value-type="string">
            <text:p text:style-name="AssP_5f_Description">key with which the specified value is to be associated. </text:p>
          </table:table-cell>
        </table:table-row>
        <table:table-row table:style-name="Tabela1.1">
          <table:table-cell table:style-name="Tabela1.A8" office:value-type="string">
            <text:p text:style-name="P2"/>
          </table:table-cell>
          <table:table-cell table:style-name="Tabela1.A8" office:value-type="string">
            <text:p text:style-name="AssP_5f_Name"><text:span text:style-name="Source_20_Text">value</text:span></text:p>
          </table:table-cell>
          <table:table-cell table:style-name="Tabela1.C8" office:value-type="string">
            <text:p text:style-name="P7"><text:span text:style-name="T3">value to be associated with the specified key.</text:span> 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previous value associated with specified key, or <text:span text:style-name="Teletype">null</text:span> if there was no mapping for key. A <text:span text:style-name="Teletype">null</text:span> return can also indicate that the map previously associated <text:span text:style-name="Teletype">null</text:span> with the specified key, if the implementation supports <text:span text:style-name="Teletype">null</text:span> values. 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UML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4"/>
            <text:p text:style-name="P3"/>
            <text:p text:style-name="AssU_5f_Diagram">[diagram image]</text:p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Source_20_Text" style:display-name="Source Text" style:family="text">
      <style:text-properties style:font-name="Courier New2" style:font-name-asian="NSimSun" style:font-name-complex="Courier New2"/>
    </style:style>
    <style:style style:name="Teletype" style:family="text">
      <style:text-properties style:font-name="Courier New2" style:font-name-asian="NSimSun" style:font-name-complex="Courier New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4-09T11:50:45.65</dc:date>
    <meta:editing-cycles>15</meta:editing-cycles>
    <meta:editing-duration>PT574H57M27S</meta:editing-duration>
    <meta:generator>BrOffice.org/3.2$Win32 OpenOffice.org_project/320m18$Build-9502</meta:generator>
    <meta:document-statistic meta:table-count="1" meta:image-count="0" meta:object-count="0" meta:page-count="1" meta:paragraph-count="20" meta:word-count="92" meta:character-count="604"/>
    <meta:user-defined meta:name="Template Id">http://purl.org/inloco/dcc/interface-specification</meta:user-defined>
  </office:meta>
</office:document-meta>
</file>